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BundleWatcher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BundleWatcher.setBundleContext( BundleContext bundle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undleWatcher.afterPropertiesSe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bstractBundleWatcher.bundleChanged( Bundle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BundleWatcher.onBundleStarted( Bundle bund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BundleWatcher.match( Bundle bu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undleWatcher.onBundleStopped( Bundle bund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BundleWatcher.getBundl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